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1" style:family="text">
      <style:text-properties officeooo:rsid="001ce08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span text:style-name="T1">XIII </text:span>CONSELHO CONSULTIVO MINISTÉRIO DOS RECURSOS MINERAIS, PETRÓLEO E GÁS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3-04-29T14:41:43.194338123</meta:creation-date>
    <dc:date>2023-04-29T14:51:53.206348511</dc:date>
    <meta:editing-duration>PT10M14S</meta:editing-duration>
    <meta:editing-cycles>1</meta:editing-cycles>
    <meta:document-statistic meta:table-count="0" meta:image-count="0" meta:object-count="0" meta:page-count="1" meta:paragraph-count="1" meta:word-count="10" meta:character-count="73" meta:non-whitespace-character-count="64"/>
    <meta:generator>LibreOffice/6.4.7.2$Linux_X86_64 LibreOffice_project/40$Build-2</meta:generator>
  </office:meta>
</office:document-meta>
</file>